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4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5" style:family="paragraph" style:parent-style-name="Standard" style:list-style-name="WWNum3">
      <style:paragraph-properties fo:hyphenation-ladder-count="no-limit"/>
      <style:text-properties style:font-name="Calibri" fo:font-size="11pt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6" style:family="paragraph" style:parent-style-name="Standard" style:list-style-name="WWNum3">
      <style:paragraph-properties fo:hyphenation-ladder-count="no-limit"/>
      <style:text-properties style:font-name="Calibri" fo:font-size="11pt" officeooo:rsid="0019ff0c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7" style:family="paragraph" style:parent-style-name="Standard" style:list-style-name="WWNum3">
      <style:paragraph-properties fo:hyphenation-ladder-count="no-limit"/>
      <style:text-properties style:font-name="Calibri" fo:font-size="11pt" officeooo:rsid="001ad40e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text-properties officeooo:paragraph-rsid="0020080f"/>
    </style:style>
    <style:style style:name="P9" style:family="paragraph" style:parent-style-name="Standard">
      <style:text-properties officeooo:paragraph-rsid="00245a60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officeooo:rsid="00160edf" officeooo:paragraph-rsid="00160edf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20080f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11282" style:font-name-asian="Calibri1" style:font-size-asian="11pt" style:font-name-complex="Calibri1" style:font-size-complex="11pt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51d22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0783" style:font-name-asian="Calibri1" style:font-size-asian="11pt" style:font-name-complex="Calibri1" style:font-size-complex="11pt" fo:hyphenate="false" fo:hyphenation-remain-char-count="2" fo:hyphenation-push-char-count="2"/>
    </style:style>
    <style:style style:name="P22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1d22" style:font-name-asian="Calibri1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5a60" style:font-name-asian="Calibri1" style:font-size-asian="11pt" style:font-name-complex="Calibri1" style:font-size-complex="11pt"/>
    </style:style>
    <style:style style:name="P24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45a60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195d3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23010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1be2" style:font-name-asian="Calibri1" style:font-size-asian="11pt" style:font-name-complex="Calibri1" style:font-size-complex="11pt"/>
    </style:style>
    <style:style style:name="T7" style:family="text">
      <style:text-properties officeooo:rsid="001703be"/>
    </style:style>
    <style:style style:name="T8" style:family="text">
      <style:text-properties officeooo:rsid="0018fc12"/>
    </style:style>
    <style:style style:name="T9" style:family="text">
      <style:text-properties officeooo:rsid="001ad40e"/>
    </style:style>
    <style:style style:name="T10" style:family="text">
      <style:text-properties officeooo:rsid="001c8705"/>
    </style:style>
    <style:style style:name="T11" style:family="text">
      <style:text-properties officeooo:rsid="0020080f"/>
    </style:style>
    <style:style style:name="T12" style:family="text">
      <style:text-properties officeooo:rsid="0024228d"/>
    </style:style>
    <style:style style:name="T13" style:family="text">
      <style:text-properties officeooo:rsid="00245a60"/>
    </style:style>
    <style:style style:name="T14" style:family="text">
      <style:text-properties officeooo:rsid="00251d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1">Title</text:span><text:span text:style-name="T3">: App </text:span><text:span text:style-name="T4">My Location</text:span><text:span text:style-name="T3"> </text:span><text:span text:style-name="T5">Menu Button</text:span></text:p>
      <text:p text:style-name="P2"><text:span text:style-name="T1">Description:</text:span><text:span text:style-name="T3"> <text:s/></text:span><text:span text:style-name="T6">The App determines the User's Current Location and displays information about the Service.</text:span></text:p>
      <text:p text:style-name="P1">Pre-conditions:</text:p>
      <text:list xml:id="list4480787167457235077" text:style-name="WWNum1">
        <text:list-item>
          <text:p text:style-name="P10">The User has successfully installed the App.</text:p>
        </text:list-item>
        <text:list-item>
          <text:p text:style-name="P10">The App is open and has focus.</text:p>
        </text:list-item>
        <text:list-item>
          <text:p text:style-name="P13">The User has enabled GPS on their Device.</text:p>
        </text:list-item>
      </text:list>
      <text:p text:style-name="P3"/>
      <text:p text:style-name="P1">Post-conditions:</text:p>
      <text:list xml:id="list3011960137637566007" text:style-name="WWNum4">
        <text:list-item>
          <text:p text:style-name="P24">The App displays the <text:span text:style-name="T7">Service Results Screen using the Service Data that is mapped to in the Service Directory by the name of the User's Current Location.</text:span></text:p>
        </text:list-item>
      </text:list>
      <text:p text:style-name="P1"/>
      <text:p text:style-name="P1">Actors:</text:p>
      <text:list xml:id="list3308968784782873763" text:style-name="WWNum2">
        <text:list-item>
          <text:p text:style-name="P11">User</text:p>
        </text:list-item>
        <text:list-item>
          <text:p text:style-name="P11">App</text:p>
        </text:list-item>
      </text:list>
      <text:p text:style-name="P3"/>
      <text:p text:style-name="P1">Main Success Scenario: <text:s/></text:p>
      <text:list xml:id="list4266761264573563942" text:style-name="WWNum3">
        <text:list-item>
          <text:p text:style-name="P12"><text:span text:style-name="T9">The </text:span>User presses the <text:span text:style-name="T8">My Location</text:span> Menu Button.</text:p>
        </text:list-item>
        <text:list-item>
          <text:p text:style-name="P5"><text:span text:style-name="T9">The </text:span>App displays the <text:span text:style-name="T8">My Location Screen with text “Searching For Nearest Building...” in the center of the screen followed by a spinning icon</text:span>.</text:p>
        </text:list-item>
        <text:list-item>
          <text:p text:style-name="P6"><text:span text:style-name="T9">The </text:span>App requests the User's current GPS Coordinates from the Operating System.</text:p>
        </text:list-item>
        <text:list-item>
          <text:p text:style-name="P7">The App determines the User's distance from their current GPS Coordinates to each Service's Service Data mapping in the Service Directory that has GPS Coordinates.</text:p>
        </text:list-item>
        <text:list-item>
          <text:p text:style-name="P7">The App sets the User's Current Location to the Service whose determined distance from the User is the smallest <text:span text:style-name="T12">and is less than 3000 meters</text:span>.</text:p>
        </text:list-item>
        <text:list-item>
          <text:p text:style-name="P7">The <text:span text:style-name="T10">App displays the Service Results Screen with the Service Data that is mapped to in the Service Directory by the User's Current Location.</text:span></text:p>
        </text:list-item>
      </text:list>
      <text:p text:style-name="P15"/>
      <text:p text:style-name="P9"><text:span text:style-name="T1">Alternate Flow </text:span><text:span text:style-name="T2">1</text:span><text:span text:style-name="T3">: </text:span></text:p>
      <text:p text:style-name="P23"><text:span text:style-name="T13">5A</text:span>. <text:s text:c="2"/><text:span text:style-name="T13">The App cannot find a Service whose determined distance from the User is less than 3000 meters.</text:span></text:p>
      <text:p text:style-name="P21"><text:span text:style-name="T13">6A. </text:span><text:s text:c="2"/><text:span text:style-name="T11">The App displays an Error Message with the text “You are too far away from the PSU Harrisburg campus to utilize this feature!”.</text:span></text:p>
      <text:p text:style-name="P19"><text:span text:style-name="T14">7A</text:span>. <text:s text:c="2"/>The App displays the Main Menu Screen.</text:p>
      <text:p text:style-name="P22"><text:span text:style-name="T14">8A. <text:s text:c="2"/>The App resumes the Main Success Scenario at step 1.</text:span></text:p>
      <text:p text:style-name="P15"/>
      <text:p text:style-name="P8"><text:span text:style-name="T1">Alternate Flow </text:span><text:span text:style-name="T2">2</text:span><text:span text:style-name="T3">: </text:span></text:p>
      <text:p text:style-name="P16"><text:span text:style-name="T11">3B</text:span>. <text:s text:c="2"/><text:span text:style-name="T9">The App requests the User's current GPS Coordinates from the Operating System, but the User's Device does not have GPS signal.</text:span></text:p>
      <text:p text:style-name="P17">4<text:span text:style-name="T13">B</text:span>. <text:s text:c="2"/>The App displays an Error Message with the text “Could not determine your location. Please <text:span text:style-name="T13">check your GPS signal and</text:span> try again”.</text:p>
      <text:p text:style-name="P18">5<text:span text:style-name="T13">B</text:span>. <text:s text:c="2"/>The App displays the Main Menu Screen.</text:p>
      <text:p text:style-name="P20">6<text:span text:style-name="T13">B</text:span>. <text:s text:c="2"/>The App resumes the Main Success Scenario at step 1.</text:p>
      <text:p text:style-name="Standard"/>
      <text:p text:style-name="Standard"/>
      <text:p text:style-name="P8"><text:soft-page-break/><text:span text:style-name="T1">Alternate Flow </text:span><text:span text:style-name="T2">3</text:span><text:span text:style-name="T3">: </text:span></text:p>
      <text:p text:style-name="P16">1<text:span text:style-name="T13">C</text:span>. <text:s text:c="2"/>App receives an interrupt signal from the operating system and looses focus.</text:p>
      <text:p text:style-name="P16">2<text:span text:style-name="T13">C. </text:span><text:s text:c="2"/>App regains focus and resumes at the step where it had lost focu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0:58:59.996000000</dc:date>
    <meta:editing-cycles>63</meta:editing-cycles>
    <meta:editing-duration>PT4H4M20S</meta:editing-duration>
    <meta:generator>LibreOffice/4.3.3.2$Windows_x86 LibreOffice_project/9bb7eadab57b6755b1265afa86e04bf45fbfc644</meta:generator>
    <meta:document-statistic meta:table-count="0" meta:image-count="0" meta:object-count="0" meta:page-count="2" meta:paragraph-count="31" meta:word-count="368" meta:character-count="2114" meta:non-whitespace-character-count="1763"/>
    <meta:template xlink:type="simple" xlink:actuate="onRequest" xlink:title="Normal.dotm" xlink:href=""/>
  </office:meta>
</office:document-meta>
</file>